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style:font-name="Courier New" style:font-name-asian="Courier New" style:font-name-complex="Courier New"/>
    </style:style>
    <style:style style:name="T145" style:family="text">
      <style:text-properties style:font-name="Courier New" style:font-name-asian="Courier New" style:font-name-complex="Courier New"/>
    </style:style>
    <style:style style:name="T146" style:family="text">
      <style:text-properties style:font-name="Courier New" style:font-name-asian="Courier New" style:font-name-complex="Courier New"/>
    </style:style>
    <style:style style:name="T147" style:family="text">
      <style:text-properties style:font-name="Courier New" style:font-name-asian="Courier New" style:font-name-complex="Courier New"/>
    </style:style>
    <style:style style:name="T148" style:family="text">
      <style:text-properties style:font-name="Courier New" style:font-name-asian="Courier New" style:font-name-complex="Courier New"/>
    </style:style>
    <style:style style:name="T149" style:family="text">
      <style:text-properties style:font-name="Courier New" style:font-name-asian="Courier New" style:font-name-complex="Courier New"/>
    </style:style>
    <style:style style:name="T150" style:family="text">
      <style:text-properties style:font-name="Courier New" style:font-name-asian="Courier New" style:font-name-complex="Courier New"/>
    </style:style>
    <style:style style:name="T151" style:family="text">
      <style:text-properties style:font-name="Courier New" style:font-name-asian="Courier New" style:font-name-complex="Courier New"/>
    </style:style>
    <style:style style:name="T152" style:family="text">
      <style:text-properties style:font-name="Courier New" style:font-name-asian="Courier New" style:font-name-complex="Courier New"/>
    </style:style>
    <style:style style:name="T153" style:family="text">
      <style:text-properties style:font-name="Courier New" style:font-name-asian="Courier New" style:font-name-complex="Courier New"/>
    </style:style>
    <style:style style:name="T154" style:family="text">
      <style:text-properties style:font-name="Courier New" style:font-name-asian="Courier New" style:font-name-complex="Courier New"/>
    </style:style>
    <style:style style:name="T155" style:family="text">
      <style:text-properties style:font-name="Courier New" style:font-name-asian="Courier New" style:font-name-complex="Courier New"/>
    </style:style>
    <style:style style:name="T156" style:family="text">
      <style:text-properties style:font-name="Courier New" style:font-name-asian="Courier New" style:font-name-complex="Courier New"/>
    </style:style>
    <style:style style:name="T157" style:family="text">
      <style:text-properties style:font-name="Courier New" style:font-name-asian="Courier New" style:font-name-complex="Courier New"/>
    </style:style>
    <style:style style:name="T158" style:family="text">
      <style:text-properties style:font-name="Courier New" style:font-name-asian="Courier New" style:font-name-complex="Courier New"/>
    </style:style>
    <style:style style:name="T159" style:family="text">
      <style:text-properties style:font-name="Courier New" style:font-name-asian="Courier New" style:font-name-complex="Courier New"/>
    </style:style>
    <style:style style:name="T160" style:family="text">
      <style:text-properties style:font-name="Courier New" style:font-name-asian="Courier New" style:font-name-complex="Courier New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style:font-name="Courier New" style:font-name-asian="Courier New" style:font-name-complex="Courier New"/>
    </style:style>
    <style:style style:name="T171" style:family="text">
      <style:text-properties style:font-name="Courier New" style:font-name-asian="Courier New" style:font-name-complex="Courier New"/>
    </style:style>
    <style:style style:name="T172" style:family="text">
      <style:text-properties style:font-name="Courier New" style:font-name-asian="Courier New" style:font-name-complex="Courier New"/>
    </style:style>
    <style:style style:name="T173" style:family="text">
      <style:text-properties style:font-name="Courier New" style:font-name-asian="Courier New" style:font-name-complex="Courier New"/>
    </style:style>
    <style:style style:name="T174" style:family="text">
      <style:text-properties style:font-name="Courier New" style:font-name-asian="Courier New" style:font-name-complex="Courier New"/>
    </style:style>
    <style:style style:name="T175" style:family="text">
      <style:text-properties style:font-name="Courier New" style:font-name-asian="Courier New" style:font-name-complex="Courier New"/>
    </style:style>
    <style:style style:name="T176" style:family="text">
      <style:text-properties style:font-name="Courier New" style:font-name-asian="Courier New" style:font-name-complex="Courier New"/>
    </style:style>
    <style:style style:name="T177" style:family="text">
      <style:text-properties style:font-name="Courier New" style:font-name-asian="Courier New" style:font-name-complex="Courier New"/>
    </style:style>
    <style:style style:name="T178" style:family="text">
      <style:text-properties style:font-name="Courier New" style:font-name-asian="Courier New" style:font-name-complex="Courier New"/>
    </style:style>
    <style:style style:name="T179" style:family="text">
      <style:text-properties style:font-name="Courier New" style:font-name-asian="Courier New" style:font-name-complex="Courier New"/>
    </style:style>
    <style:style style:name="T180" style:family="text">
      <style:text-properties style:font-name="Courier New" style:font-name-asian="Courier New" style:font-name-complex="Courier New"/>
    </style:style>
    <style:style style:name="T181" style:family="text">
      <style:text-properties style:font-name="Courier New" style:font-name-asian="Courier New" style:font-name-complex="Courier New"/>
    </style:style>
    <style:style style:name="T182" style:family="text">
      <style:text-properties style:font-name="Courier New" style:font-name-asian="Courier New" style:font-name-complex="Courier New"/>
    </style:style>
    <style:style style:name="T183" style:family="text">
      <style:text-properties style:font-name="Courier New" style:font-name-asian="Courier New" style:font-name-complex="Courier New"/>
    </style:style>
    <style:style style:name="T184" style:family="text">
      <style:text-properties style:font-name="Courier New" style:font-name-asian="Courier New" style:font-name-complex="Courier New"/>
    </style:style>
    <style:style style:name="T185" style:family="text">
      <style:text-properties style:font-name="Courier New" style:font-name-asian="Courier New" style:font-name-complex="Courier New"/>
    </style:style>
    <style:style style:name="T186" style:family="text">
      <style:text-properties style:font-name="Courier New" style:font-name-asian="Courier New" style:font-name-complex="Courier New"/>
    </style:style>
    <style:style style:name="T187" style:family="text">
      <style:text-properties style:font-name="Courier New" style:font-name-asian="Courier New" style:font-name-complex="Courier New"/>
    </style:style>
    <style:style style:name="T188" style:family="text">
      <style:text-properties style:font-name="Courier New" style:font-name-asian="Courier New" style:font-name-complex="Courier New"/>
    </style:style>
    <style:style style:name="T189" style:family="text">
      <style:text-properties style:font-name="Courier New" style:font-name-asian="Courier New" style:font-name-complex="Courier New"/>
    </style:style>
    <style:style style:name="T190" style:family="text">
      <style:text-properties style:font-name="Courier New" style:font-name-asian="Courier New" style:font-name-complex="Courier New"/>
    </style:style>
    <style:style style:name="T191" style:family="text">
      <style:text-properties style:font-name="Courier New" style:font-name-asian="Courier New" style:font-name-complex="Courier New"/>
    </style:style>
    <style:style style:name="T192" style:family="text">
      <style:text-properties style:font-name="Courier New" style:font-name-asian="Courier New" style:font-name-complex="Courier New"/>
    </style:style>
    <style:style style:name="T193" style:family="text">
      <style:text-properties style:font-name="Courier New" style:font-name-asian="Courier New" style:font-name-complex="Courier New"/>
    </style:style>
    <style:style style:name="T194" style:family="text">
      <style:text-properties style:font-name="Courier New" style:font-name-asian="Courier New" style:font-name-complex="Courier New"/>
    </style:style>
    <style:style style:name="T195" style:family="text">
      <style:text-properties style:font-name="Courier New" style:font-name-asian="Courier New" style:font-name-complex="Courier New"/>
    </style:style>
    <style:style style:name="T196" style:family="text">
      <style:text-properties style:font-name="Courier New" style:font-name-asian="Courier New" style:font-name-complex="Courier New"/>
    </style:style>
    <style:style style:name="T197" style:family="text">
      <style:text-properties style:font-name="Courier New" style:font-name-asian="Courier New" style:font-name-complex="Courier New"/>
    </style:style>
    <style:style style:name="T198" style:family="text">
      <style:text-properties style:font-name="Courier New" style:font-name-asian="Courier New" style:font-name-complex="Courier New"/>
    </style:style>
    <style:style style:name="T199" style:family="text">
      <style:text-properties style:font-name="Courier New" style:font-name-asian="Courier New" style:font-name-complex="Courier New"/>
    </style:style>
    <style:style style:name="T200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</office:automatic-styles>
  <office:body>
    <office:text>
      <text:h text:style-name="Heading_20_1" text:outline-level="1">Charte des AMAP</text:h>
      <text:p text:style-name="First_20_paragraph">Associación para el Mantenimiento de una Agricultura Campesina</text:p>
      <text:p text:style-name="Text_20_body"><text:span text:style-name="T1">Fruto</text:span><text:span text:style-name="T2"> </text:span><text:span text:style-name="T3">de</text:span><text:span text:style-name="T4"> </text:span><text:span text:style-name="T5">una</text:span><text:span text:style-name="T6"> </text:span><text:span text:style-name="T7">reflexión</text:span><text:span text:style-name="T8"> </text:span><text:span text:style-name="T9">participativa</text:span><text:span text:style-name="T10"> </text:span><text:span text:style-name="T11">inter-regional</text:span></text:p>
      <text:p text:style-name="Text_20_body">marzo 2014</text:p>
      <text:h text:style-name="Heading_20_2" text:outline-level="2">Sumario</text:h>
      <text:list text:style-name="L1">
        <text:list-item>
          <text:p text:style-name="P1"><text:a xlink:type="simple" xlink:href="#i-preámbulo" office:name=""><text:span text:style-name="Definition">I. Preámbulo</text:span></text:a></text:p>
        </text:list-item>
        <text:list-item>
          <text:p text:style-name="P1"><text:a xlink:type="simple" xlink:href="#ii-principios-fundamentales" office:name=""><text:span text:style-name="Definition">II. Principios fundamentales</text:span></text:a></text:p>
        </text:list-item>
        <text:list-item>
          <text:p text:style-name="P1"><text:a xlink:type="simple" xlink:href="#principe-1-una-dinámica-de-agricultura-campesina" office:name=""><text:span text:style-name="Definition">Principio 1: una <text:span text:style-name="T12">dinámica</text:span> de agricultura campesina</text:span></text:a></text:p>
        </text:list-item>
        <text:list-item>
          <text:p text:style-name="P1"><text:a xlink:type="simple" xlink:href="#principio-2-una-práctica-agro-ecológica" office:name=""><text:span text:style-name="Definition">Principio 2: una práctica agro-ecológica</text:span></text:a></text:p>
        </text:list-item>
        <text:list-item>
          <text:p text:style-name="P1"><text:a xlink:type="simple" xlink:href="#principio-3-una-alimentación-de-calidad-y-accesible" office:name=""><text:span text:style-name="Definition">Principio 3: una alimentación de calidad y accesible</text:span></text:a></text:p>
        </text:list-item>
        <text:list-item>
          <text:p text:style-name="P1"><text:a xlink:type="simple" xlink:href="#principio-4-una-participación-activa-en-una-dinámica-de-educación-popular" office:name=""><text:span text:style-name="Definition">Principio 4: una participación activa en una <text:span text:style-name="T13">dinámica</text:span> de educación popular</text:span></text:a></text:p>
        </text:list-item>
        <text:list-item>
          <text:p text:style-name="P1"><text:a xlink:type="simple" xlink:href="#principio-5-una-relación-solidaria-contractualizada-sin-intermediario" office:name=""><text:span text:style-name="Definition">Principio 5: una relación solidaria contractualizada sin intermediario</text:span></text:a></text:p>
        </text:list-item>
        <text:list-item>
          <text:p text:style-name="P1"><text:a xlink:type="simple" xlink:href="#iii-compromisos" office:name=""><text:span text:style-name="Definition">III. Compromisos</text:span></text:a></text:p>
        </text:list-item>
        <text:list-item>
          <text:p text:style-name="P1"><text:a xlink:type="simple" xlink:href="#un-compromiso-económico" office:name=""><text:span text:style-name="Definition">Un compromiso económico</text:span></text:a></text:p>
        </text:list-item>
        <text:list-item>
          <text:p text:style-name="P1"><text:a xlink:type="simple" xlink:href="#un-compromiso-ético" office:name=""><text:span text:style-name="Definition">Un compromiso ético</text:span></text:a></text:p>
        </text:list-item>
        <text:list-item>
          <text:p text:style-name="P1"><text:a xlink:type="simple" xlink:href="#un-compromiso-social" office:name=""><text:span text:style-name="Definition">Un compromiso social</text:span></text:a></text:p>
        </text:list-item>
        <text:list-item>
          <text:p text:style-name="P1"><text:a xlink:type="simple" xlink:href="#iv-un-movimiento-vivo-en-evolución-constante" office:name=""><text:span text:style-name="Definition">IV. Un movimiento <text:span text:style-name="T14">vivo</text:span> en evolución constante</text:span></text:a></text:p>
        </text:list-item>
        <text:list-item>
          <text:p text:style-name="P1"><text:a xlink:type="simple" xlink:href="#una-mejora-continua-de-las-prácticas" office:name=""><text:span text:style-name="Definition">Una mejora continua de las prácticas</text:span></text:a></text:p>
        </text:list-item>
        <text:list-item>
          <text:p text:style-name="P1"><text:a xlink:type="simple" xlink:href="#una-dinámica-de-territorio-y-de-red" office:name=""><text:span text:style-name="Definition">Una dinámica de territorio y de red</text:span></text:a></text:p>
        </text:list-item>
      </text:list>
      <text:h text:style-name="Heading_20_2" text:outline-level="2">I. Preámbulo</text:h>
      <text:p text:style-name="First_20_paragraph">En Francia, las AMAP†, Asociación para el Mantenimiento de una Agricultura Campesina‡, nacieron en 2001, de una toma de conciencia ciudadana frente a la situación de crisis importante en las áreas de la agricultura y de la alimentación.</text:p>
      <text:p text:style-name="Text_20_body">Inseguridad y desperdicio de alimentos, imperativos medioambientales, pérdida de la agricultura campesina a favor de la agricultura productivista, presión alzista fuerte sobre los precios de las tierras agrícolas, hegemonía de la grandes superficies y desigualdades alimentarias aquí y allá: una cantidad de retos que movilizaron l@s ciudadan@s para construir y experimentar otro modelo de agricultura, de economía y de alimentación, inspirado por la carta de la Agricultura Campesina y los movimientos de agricultura ecológica.</text:p>
      <text:p text:style-name="Text_20_body">Firmemente basadas en una concepción del compartir, las AMAP aspiran a una transformación social y ecológica de la agricultura y de nuestra relación con la alimentación mediante la generación de nuevas solidaridades. Son alternativas concretas que emergen de la sociedad civil.</text:p>
      <text:p text:style-name="Text_20_body">Tienen por <text:span text:style-name="T15">objetivos</text:span>:</text:p>
      <text:list text:style-name="L2">
        <text:list-item>
          <text:p text:style-name="P2">de mantener y desarrollar una agricultura local, económicamente viable, socialmente <text:span text:style-name="T16">equitativa</text:span> y ecológicamente sostenible, <text:span text:style-name="T17">de escaso impacto ambiental</text:span>, creadora de actividad económica y de empleo, de <text:span text:style-name="T18">vínculos cohesión</text:span> social y de dinámicas territoriales,</text:p>
        </text:list-item>
        <text:list-item>
          <text:p text:style-name="P2">de promover una <text:span text:style-name="T19">relación</text:span> responsable y ciudadana con la alimentación,</text:p>
        </text:list-item>
        <text:list-item>
          <text:p text:style-name="P2">de <text:span text:style-name="T20">fomentar</text:span> una economía social y solidaria, <text:span text:style-name="T21">equitativa|justa</text:span> y de proximidad,</text:p>
        </text:list-item>
        <text:list-item>
          <text:p text:style-name="P2">de contribuir a una soberanía alimentaria que favorece la de l@s campesin@s del mundo en un espíritu de solidaridad.</text:p>
        </text:list-item>
      </text:list>
      <text:p text:style-name="First_20_paragraph">En cuanto a la terminología:</text:p>
      <text:list text:style-name="L3">
        <text:list-item>
          <text:p text:style-name="P3"><text:span text:style-name="T22">se</text:span><text:span text:style-name="T23"> </text:span><text:span text:style-name="T24">llama</text:span><text:span text:style-name="T25"> </text:span><text:span text:style-name="T26">«</text:span><text:span text:style-name="T27"> </text:span><text:span text:style-name="T28">AMAP</text:span><text:span text:style-name="T29"> </text:span><text:span text:style-name="T30">»</text:span>, el colectivo formado por el conjunto de l@s Amapenses y l@s campesin@s comprometid@s en una <text:span text:style-name="T31">colaboración</text:span> solidaria, local, contractualizada, sin intermediario comercial, con un espíritu de perennidad.</text:p>
        </text:list-item>
        <text:list-item>
          <text:p text:style-name="P3"><text:span text:style-name="T32">se</text:span><text:span text:style-name="T33"> </text:span><text:span text:style-name="T34">llama</text:span><text:span text:style-name="T35"> </text:span><text:span text:style-name="T36">«</text:span><text:span text:style-name="T37"> </text:span><text:span text:style-name="T38">Amapense</text:span><text:span text:style-name="T39"> </text:span><text:span text:style-name="T40">»</text:span>, una persona física <text:span text:style-name="T41">voluntaria</text:span> signatari@ de uno o varios contratos <text:span text:style-name="T42">válidos|vigentes</text:span> de AMAP con un@ o vari@s campesin@s. El grupo de Amapenses, en una <text:span text:style-name="T43">dinámica</text:span> sin ánimo de lucro, se constituye en asociación (declarada o no).</text:p>
        </text:list-item>
        <text:list-item>
          <text:p text:style-name="P3"><text:span text:style-name="T44">se</text:span><text:span text:style-name="T45"> </text:span><text:span text:style-name="T46">llama</text:span><text:span text:style-name="T47"> </text:span><text:span text:style-name="T48">«</text:span><text:span text:style-name="T49"> </text:span><text:span text:style-name="T50">campesin@</text:span><text:span text:style-name="T51"> </text:span><text:span text:style-name="T52">en</text:span><text:span text:style-name="T53"> </text:span><text:span text:style-name="T54">AMAP</text:span><text:span text:style-name="T55"> </text:span><text:span text:style-name="T56">»</text:span>, un@ campesin@ signatari@ de varios contratos <text:span text:style-name="T57">válidos|vigentes</text:span> de AMAP con Amapenses.</text:p>
        </text:list-item>
      </text:list>
      <text:p text:style-name="First_20_paragraph">Dentro de una AMAP, l@s Amapenses y l@s campesin@s construyen junt@s una otra relación con la agricultura y la alimentación; en este sentido son coproductores.</text:p>
      <text:p text:style-name="Text_20_body">Se comprometen mutuamente a respetar los principios de la carta de las AMAP.</text:p>
      <text:p text:style-name="Text_20_body">La presente carta es el documento fundador et federador de todas las AMAP en Francia.</text:p>
      <text:p text:style-name="Text_20_body">Sustituye la primera carta elaborada en mayo 2003. No tiene por <text:span text:style-name="T58">objetivo</text:span> de servir como reglamento interno de las AMAP. Es responsabilidad de cada una de esas de definir de manera autónoma su modo de funcionamiento, <text:span text:style-name="T59">de acuerdo con|respetando</text:span> los principios de esta carta.</text:p>
      <text:p text:style-name="Text_20_body"><text:span text:style-name="T60">†</text:span><text:span text:style-name="T61"> </text:span><text:span text:style-name="T62">«</text:span><text:span text:style-name="T63"> </text:span><text:span text:style-name="T64">AMAP</text:span><text:span text:style-name="T65"> </text:span><text:span text:style-name="T66">»</text:span><text:span text:style-name="T67"> </text:span><text:span text:style-name="T68">es</text:span><text:span text:style-name="T69"> </text:span><text:span text:style-name="T70">un</text:span><text:span text:style-name="T71"> </text:span><text:span text:style-name="T72">termino</text:span><text:span text:style-name="T73"> </text:span><text:span text:style-name="T74">registrado</text:span><text:span text:style-name="T75"> </text:span><text:span text:style-name="T76">con</text:span><text:span text:style-name="T77"> </text:span><text:span text:style-name="T78">el</text:span><text:span text:style-name="T79"> </text:span><text:span text:style-name="T80">Instituto</text:span><text:span text:style-name="T81"> </text:span><text:span text:style-name="T82">nacional</text:span><text:span text:style-name="T83"> </text:span><text:span text:style-name="T84">de</text:span><text:span text:style-name="T85"> </text:span><text:span text:style-name="T86">la</text:span><text:span text:style-name="T87"> </text:span><text:span text:style-name="T88">propriedad</text:span><text:span text:style-name="T89"> </text:span><text:span text:style-name="T90">industrial</text:span><text:span text:style-name="T91"> </text:span><text:span text:style-name="T92">francesa,</text:span><text:span text:style-name="T93"> </text:span><text:a xlink:type="simple" xlink:href="http://www.inpi.fr/" office:name="www.inpi.fr"><text:span text:style-name="Definition"><text:span text:style-name="T94">Institut</text:span><text:span text:style-name="T95"> </text:span><text:span text:style-name="T96">national</text:span><text:span text:style-name="T97"> </text:span><text:span text:style-name="T98">de</text:span><text:span text:style-name="T99"> </text:span><text:span text:style-name="T100">la</text:span><text:span text:style-name="T101"> </text:span><text:span text:style-name="T102">propriété</text:span><text:span text:style-name="T103"> </text:span><text:span text:style-name="T104">industrielle</text:span><text:span text:style-name="T105"> </text:span><text:span text:style-name="T106">(INPI)</text:span></text:span></text:a><text:span text:style-name="T107">.</text:span></text:p>
      <text:p text:style-name="Text_20_body"><text:span text:style-name="T108">‡</text:span><text:span text:style-name="T109"> </text:span><text:span text:style-name="T110">Association</text:span><text:span text:style-name="T111"> </text:span><text:span text:style-name="T112">pour</text:span><text:span text:style-name="T113"> </text:span><text:span text:style-name="T114">le</text:span><text:span text:style-name="T115"> </text:span><text:span text:style-name="T116">Maintien</text:span><text:span text:style-name="T117"> </text:span><text:span text:style-name="T118">d’une</text:span><text:span text:style-name="T119"> </text:span><text:span text:style-name="T120">Agriculture</text:span><text:span text:style-name="T121"> </text:span><text:span text:style-name="T122">Paysanne.</text:span></text:p>
      <text:h text:style-name="Heading_20_2" text:outline-level="2">II. Principios fundamentales</text:h>
      <text:p text:style-name="First_20_paragraph"><text:span text:style-name="T123">Amapenses</text:span><text:span text:style-name="T124"> </text:span><text:span text:style-name="T125">y</text:span><text:span text:style-name="T126"> </text:span><text:span text:style-name="T127">campesin@s</text:span><text:span text:style-name="T128"> </text:span><text:span text:style-name="T129">en</text:span><text:span text:style-name="T130"> </text:span><text:span text:style-name="T131">AMAP</text:span><text:span text:style-name="T132"> </text:span><text:span text:style-name="T133">respeten</text:span><text:span text:style-name="T134"> </text:span><text:span text:style-name="T135">y</text:span><text:span text:style-name="T136"> </text:span><text:span text:style-name="T137">fomentan</text:span><text:span text:style-name="T138"> </text:span><text:span text:style-name="T139">5</text:span><text:span text:style-name="T140"> </text:span><text:span text:style-name="T141">principios</text:span><text:span text:style-name="T142"> </text:span><text:span text:style-name="T143">fundamentales</text:span></text:p>
      <text:h text:style-name="Heading_20_3" text:outline-level="3">Principio 1 : una <text:span text:style-name="T144">dinámica</text:span> de agricultura campesina</text:h>
      <text:p text:style-name="First_20_paragraph">Una AMAP <text:span text:style-name="T145">inscribe|enmarca</text:span> su dinámica de coproducción en el respeto de los principios de la agricultura campesina local. En particular:</text:p>
      <text:list text:style-name="L4">
        <text:list-item>
          <text:p text:style-name="P4">apoya el mantenimiento, la perennización y la instalación,</text:p>
        </text:list-item>
        <text:list-item>
          <text:p text:style-name="P4">favorece la autonomía en el funcionamiento de las <text:span text:style-name="T146">granjas|explotaciones agrarias</text:span>,</text:p>
        </text:list-item>
        <text:list-item>
          <text:p text:style-name="P4">se <text:span text:style-name="T147">inscribe|enmarca</text:span> en una dinámica de territorio y de solidaridad,</text:p>
        </text:list-item>
        <text:list-item>
          <text:p text:style-name="P4">acompañe la viabilidad económica de las <text:span text:style-name="T148">granjas|explotaciones agrarias</text:span> <text:span text:style-name="T149">socias</text:span>,</text:p>
        </text:list-item>
        <text:list-item>
          <text:p text:style-name="P4">es atenta a las condiciones sociales de la actividad agrícola.</text:p>
        </text:list-item>
      </text:list>
      <text:h text:style-name="Heading_20_3" text:outline-level="3">Principio 2 : una práctica agro-ecológica</text:h>
      <text:p text:style-name="First_20_paragraph">Una AMAP apoya una agricultura respetuosa de los hombres, del medio ambiente y de los animales, en referencia a los fundamentos de la agricultura ecológica.</text:p>
      <text:p text:style-name="Text_20_body">En particular, se compromete en una actividad agrícola:</text:p>
      <text:list text:style-name="L5">
        <text:list-item>
          <text:p text:style-name="P5">sostenible, diversificada y adaptada al territorio, en ruptura con la agro-química (sin abonos ni pesticidas químicos <text:span text:style-name="T150">de síntesis</text:span>,…) y de cualquier <text:span text:style-name="T151">negocio|iniciativa|esfuerzo|</text:span> de apropiación mercantil <text:span text:style-name="T152">de lo vivo</text:span> (sin OGM, …),</text:p>
        </text:list-item>
        <text:list-item>
          <text:p text:style-name="P5">favoreciendo la biodiversidad vegetal y animal,</text:p>
        </text:list-item>
        <text:list-item>
          <text:p text:style-name="P5">contribuyendo al mantenimiento y al desarrollo de las semillas campesinas.</text:p>
        </text:list-item>
      </text:list>
      <text:h text:style-name="Heading_20_3" text:outline-level="3">Principio 3 : una alimentación de calidad y accesible</text:h>
      <text:p text:style-name="First_20_paragraph">Una AMAP coproduce una alimentación de buena calidad gustativa, sanitaria y medioambiental.</text:p>
      <text:p text:style-name="Text_20_body">Procura dar coherencia de su apoyo a la agricultura con la dinámica <text:span text:style-name="T153">propia</text:span> de un territorio y de las necesidades de una población.</text:p>
      <text:p text:style-name="Text_20_body">Por eso, cada AMAP busca ampliar la accesibilidad de esta alimentación a tod@s.</text:p>
      <text:h text:style-name="Heading_20_3" text:outline-level="3">Principio 4 : una participación activa en una <text:span text:style-name="T154">dinámica</text:span> de educación popular</text:h>
      <text:p text:style-name="First_20_paragraph">Una AMAP aspira a crear las condiciones de participación y de apropiación ciudadana de los <text:span text:style-name="T155">retos agrícolas y alimenticios</text:span>, en particular a través del debate, el aprendizaje y el intercambio de conocimientos. De tal manera que:</text:p>
      <text:list text:style-name="L6">
        <text:list-item>
          <text:p text:style-name="P6">se organiza sobre la base de una implicación del conjunto de sus miembros,</text:p>
        </text:list-item>
        <text:list-item>
          <text:p text:style-name="P6"><text:span text:style-name="T156">vigila</text:span> su perennización así que la circulación de la información,</text:p>
        </text:list-item>
        <text:list-item>
          <text:p text:style-name="P6">procura crear una relación de calidad entre campesin@s y Amapenses dentro de un <text:span text:style-name="T157">marco</text:span> convivial favoreciendo el diálogo, el vinculo social, la confianza y la corresponsabilidad.</text:p>
        </text:list-item>
      </text:list>
      <text:h text:style-name="Heading_20_3" text:outline-level="3">Principio 5 : una relación solidaria contractualizada sin intermediario</text:h>
      <text:p text:style-name="First_20_paragraph">Amapenses y campesin@s en AMAP se comprometen mutuamente sin intermediario a compartir la producción por un periodo dado, mediante contratos solidarios (la duración del periodo de vigencia del contrato esta ligada a los ciclos de la actividad de la <text:span text:style-name="T158">granja|explotación agraria</text:span> y depende de cada familia de alimentos contractualizadas). Esa <text:span text:style-name="T159">colaboración|asociación</text:span> favorece la transparencia entre Amapenses y campesin@s.</text:p>
      <text:p text:style-name="Text_20_body">Para cada familia de alimentos, el contrato:</text:p>
      <text:list text:style-name="L7">
        <text:list-item>
          <text:p text:style-name="P7">estipula los compromisos mutuos de ambas partes tales como definidos en la carta,</text:p>
        </text:list-item>
        <text:list-item>
          <text:p text:style-name="P7">establece un precio justo y remunerativo que tenga en cuenta la viabilidad económica de la <text:span text:style-name="T160">granja|explotación agraria</text:span> y las condiciones sociales de l@s que trabajen allí.</text:p>
        </text:list-item>
      </text:list>
      <text:h text:style-name="Heading_20_2" text:outline-level="2">III. Compromisos</text:h>
      <text:p text:style-name="First_20_paragraph"><text:span text:style-name="T161">Tres</text:span><text:span text:style-name="T162"> </text:span><text:span text:style-name="T163">compromisos</text:span><text:span text:style-name="T164"> </text:span><text:span text:style-name="T165">traducen</text:span><text:span text:style-name="T166"> </text:span><text:span text:style-name="T167">estos</text:span><text:span text:style-name="T168"> </text:span><text:span text:style-name="T169">principios</text:span></text:p>
      <text:h text:style-name="Heading_20_3" text:outline-level="3">Un compromiso económico</text:h>
      <text:list text:style-name="L8">
        <text:list-item>
          <text:p text:style-name="P8">Para l@s campesin@s en AMAP:</text:p>
        </text:list-item>
        <text:list-item>
          <text:p text:style-name="P8">entregar en conformidad con una periodicidad preestablecida alimentos de temporada, frescos o transformados, <text:span text:style-name="T170">diversificados|diversos</text:span> y <text:span text:style-name="T171">proveniente</text:span> de su <text:span text:style-name="T172">granja|explotación agraria</text:span>. Los productos transformados serán sujetos a menciones especificas (proceso de fabricación transparente y trazado, …) incluidas en el contrato,</text:p>
        </text:list-item>
        <text:list-item>
          <text:p text:style-name="P8"><text:span text:style-name="T173">implementar</text:span> los medios necesarios para garantizar la entrega regular de las <text:span text:style-name="T174">cuotas|partes</text:span> de producción definidas por contrato, determinar en <text:span text:style-name="T175">absoluta|toda</text:span> transparencia con l@s Amapenses un precio fijo estable, garantizado y equitativo para la duración del contrato.</text:p>
        </text:list-item>
        <text:list-item>
          <text:p text:style-name="P8">la solidaridad entre campesin@s puede permitir el intercambio ocasional de alimentos de misma naturaleza en <text:span text:style-name="T176">absoluta|toda</text:span> transparencia y con el acuerdo explicito de l@s Amapenses,</text:p>
        </text:list-item>
        <text:list-item>
          <text:p text:style-name="P8">Para l@s Amapenses:</text:p>
        </text:list-item>
        <text:list-item>
          <text:p text:style-name="P8">contractualizar y pagar con antelación la producción para el periodo del contrato a un precio equitativo, absteniéndose de cualquier intercambio mercantil en los lugares de entrega,</text:p>
        </text:list-item>
        <text:list-item>
          <text:p text:style-name="P8">tener en cuenta <text:span text:style-name="T177">de manera justa|equitativa</text:span> con l@s campesin@s de las fluctuaciones y de los <text:span text:style-name="T178">riesgos</text:span> inherentes a su actividad.</text:p>
        </text:list-item>
      </text:list>
      <text:h text:style-name="Heading_20_3" text:outline-level="3">Un compromiso ético</text:h>
      <text:list text:style-name="L9">
        <text:list-item>
          <text:p text:style-name="P9">Para l@s campesin@s en AMAP:</text:p>
        </text:list-item>
        <text:list-item>
          <text:p text:style-name="P9">llevar a cabo su actividad y desarrollarla de acuerdo con los principios de la carta de las AMAP, en cooperación con l@s Amapenses,</text:p>
        </text:list-item>
        <text:list-item>
          <text:p text:style-name="P9">ser transparente acerca de las prácticas de cultivo, <text:span text:style-name="T179">cría de animales</text:span> y <text:span text:style-name="T180">transformación|procesamiento</text:span>.</text:p>
        </text:list-item>
        <text:list-item>
          <text:p text:style-name="P9">Para l@s Amapenses:</text:p>
        </text:list-item>
        <text:list-item>
          <text:p text:style-name="P9">garantizar la perennización de la AMAP,</text:p>
        </text:list-item>
        <text:list-item>
          <text:p text:style-name="P9">hacer evolucionar sus prácticas en acuerdo con los principios de la carta.</text:p>
        </text:list-item>
      </text:list>
      <text:h text:style-name="Heading_20_3" text:outline-level="3">Un compromiso social</text:h>
      <text:list text:style-name="L10">
        <text:list-item>
          <text:p text:style-name="P10">Para l@s campesin@s en AMAP:</text:p>
        </text:list-item>
        <text:list-item>
          <text:p text:style-name="P10">estar presente en el lugar de entrega (o ocasionalmente ser representad@s)</text:p>
        </text:list-item>
        <text:list-item>
          <text:p text:style-name="P10">crear y mantener lazos con l@s Amapenses,</text:p>
        </text:list-item>
        <text:list-item>
          <text:p text:style-name="P10">concienciar l@s Amapenses a su trabajo y la vida de la <text:span text:style-name="T181">granja|explotación agraria</text:span>,</text:p>
        </text:list-item>
        <text:list-item>
          <text:p text:style-name="P10">participar en la organización de visitas a la <text:span text:style-name="T182">granja|explotación agraria</text:span> y talleres educativos,</text:p>
        </text:list-item>
        <text:list-item>
          <text:p text:style-name="P10">involucrarse en la vida del movimiento de las AMAP y de sus <text:span text:style-name="T183">soci@s</text:span>.</text:p>
        </text:list-item>
        <text:list-item>
          <text:p text:style-name="P10">Para l@s Amapenses:</text:p>
        </text:list-item>
        <text:list-item>
          <text:p text:style-name="P10">involucrarse en la vida de la AMAP (entregas, comunicación, animaciones, relación con l@s campesin@s, continuidad de las colaboraciones, red,…),</text:p>
        </text:list-item>
        <text:list-item>
          <text:p text:style-name="P10">respetar los modos de funcionamiento de la AMAP,</text:p>
        </text:list-item>
        <text:list-item>
          <text:p text:style-name="P10">participar en las visitas a la <text:span text:style-name="T184">granja|explotación agraria</text:span> y a su organización,</text:p>
        </text:list-item>
        <text:list-item>
          <text:p text:style-name="P10">participar en actividades <text:span text:style-name="T185">pedagógicas|educativas</text:span> y de apoyo a l@s campesin@s,</text:p>
        </text:list-item>
        <text:list-item>
          <text:p text:style-name="P10">ser parte de la vida del movimiento AMAP y de sus soci@s .</text:p>
        </text:list-item>
      </text:list>
      <text:h text:style-name="Heading_20_2" text:outline-level="2">IV. Un movimiento <text:span text:style-name="T186">vivo</text:span> en evolución constante</text:h>
      <text:h text:style-name="Heading_20_3" text:outline-level="3">Una mejora continua de las prácticas</text:h>
      <text:p text:style-name="First_20_paragraph"><text:span text:style-name="T187">Para hacer vivir</text:span> los principios y compromisos de la carta de AMAP, esta debe ir acompañada de acciones que <text:span text:style-name="T188">llevan a|apuntan a</text:span> analizar y mejorar colectivamente <text:span text:style-name="T189">sus|las</text:span> prácticas.</text:p>
      <text:p text:style-name="Text_20_body">En este sentido, la evaluación participativa permite un proceso de evolución compartida entre Amapenses y campesin@s en AMAP. Para <text:span text:style-name="T190">realizarla|lograrla</text:span>, las AMAP definen los medios necesarios con el apoyo de <text:span text:style-name="T191">las redes y asociaciones socias</text:span>.</text:p>
      <text:h text:style-name="Heading_20_3" text:outline-level="3">Una dinámica de territorio y de red</text:h>
      <text:p text:style-name="First_20_paragraph">Además, y porque una AMAP es <text:span text:style-name="T192">(mucho)</text:span> más que una « cesta », se inscribe en una dinámica de territorio y contribuye a crear una economía de proximidad, solidaria y <text:span text:style-name="T193">justa|equitativa</text:span>.</text:p>
      <text:p text:style-name="Text_20_body">Procura involucrarse en la vida del movimiento AMAP para la perennización, el <text:span text:style-name="T194">enjambre|enjambrazón|enjambramiento</text:span> y la visibilidad de las AMAP; y también participa a la creación de nuevas <text:span text:style-name="T195">granjas|explotaciones agrarias</text:span> que operan en AMAP.</text:p>
      <text:p text:style-name="Text_20_body">El movimiento de las AMAP invita a la <text:span text:style-name="T196">difusión|diseminación</text:span> positiva del « espíritu AMAP » en todos los sectores de la economía social y solidaria; alienta la creación de otras asociaciones locales (artesanía, finanzas, cultura, etc.).</text:p>
      <text:p text:style-name="Text_20_body">El <text:span text:style-name="T197">proceso|enfoque</text:span> de experimentación y de creatividad se mantiene en el corazón de la carta <text:span text:style-name="T198">para|con el fin de</text:span> inscribir las AMAP en un movimiento ciudadano, <text:span text:style-name="T199">vivo</text:span> y transformador.</text:p>
      <text:p text:style-name="Text_20_body">La presente carta tiene que <text:span text:style-name="T200">estar|ser</text:span> firmada por cada Amapense y campesin@ en AMAP.</text:p>
      <text:p text:style-name="Text_20_body">Firma precedida por « leído y aprobado »</text:p>
      <text:p text:style-name="Text_20_body">Fec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